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ttperf" table:style-name="ta1">
        <table:shapes>
          <draw:frame draw:z-index="0" draw:style-name="gr1" draw:text-style-name="P1" svg:width="12.362cm" svg:height="9.005cm" svg:x="0.11cm" svg:y="4.17cm">
            <draw:object draw:notify-on-update-of-ranges="httperf.A2:httperf.A6 httperf.B1:httperf.B1 httperf.B2:httperf.B6 httperf.C1:httperf.C1 httperf.C2:httperf.C6 httperf.D1:httperf.D1 httperf.D2:httperf.D6 httperf.E1:httperf.E1 httperf.E2:httperf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otal: connections</text:p>
          </table:table-cell>
          <table:table-cell office:value-type="string" calcext:value-type="string">
            <text:p>Total: replies</text:p>
          </table:table-cell>
          <table:table-cell office:value-type="string" calcext:value-type="string">
            <text:p>Requests rate</text:p>
          </table:table-cell>
          <table:table-cell office:value-type="string" calcext:value-type="string">
            <text:p>Errors: total</text:p>
          </table:table-cell>
        </table:table-row>
        <table:table-row table:style-name="ro1">
          <table:table-cell office:value-type="string" calcext:value-type="string">
            <text:p>Medición 1</text:p>
          </table:table-cell>
          <table:table-cell office:value-type="float" office:value="27000" calcext:value-type="float">
            <text:p>27000</text:p>
          </table:table-cell>
          <table:table-cell office:value-type="float" office:value="26996" calcext:value-type="float">
            <text:p>26996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Medición 2</text:p>
          </table:table-cell>
          <table:table-cell office:value-type="float" office:value="27000" calcext:value-type="float">
            <text:p>27000</text:p>
          </table:table-cell>
          <table:table-cell office:value-type="float" office:value="26820" calcext:value-type="float">
            <text:p>26820</text:p>
          </table:table-cell>
          <table:table-cell office:value-type="float" office:value="149.3" calcext:value-type="float">
            <text:p>149,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string" calcext:value-type="string">
            <text:p>Medición 3</text:p>
          </table:table-cell>
          <table:table-cell office:value-type="float" office:value="27000" calcext:value-type="float">
            <text:p>27000</text:p>
          </table:table-cell>
          <table:table-cell office:value-type="float" office:value="23924" calcext:value-type="float">
            <text:p>23924</text:p>
          </table:table-cell>
          <table:table-cell office:value-type="float" office:value="150" calcext:value-type="float">
            <text:p>150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table:style-name="ce1" office:value-type="string" calcext:value-type="string">
            <text:p>Medición 4</text:p>
          </table:table-cell>
          <table:table-cell office:value-type="float" office:value="27000" calcext:value-type="float">
            <text:p>27000</text:p>
          </table:table-cell>
          <table:table-cell office:value-type="float" office:value="26991" calcext:value-type="float">
            <text:p>26991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Medición 5</text:p>
          </table:table-cell>
          <table:table-cell office:value-type="float" office:value="27000" calcext:value-type="float">
            <text:p>27000</text:p>
          </table:table-cell>
          <table:table-cell office:value-type="float" office:value="26997" calcext:value-type="float">
            <text:p>26997</text:p>
          </table:table-cell>
          <table:table-cell office:value-type="float" office:value="148.6" calcext:value-type="float">
            <text:p>148,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];[.B3];[.B4];[.B5];[.B6])" office:value-type="float" office:value="27000" calcext:value-type="float">
            <text:p>27000</text:p>
          </table:table-cell>
          <table:table-cell table:formula="of:=AVERAGE([.C2];[.C3];[.C4];[.C5];[.C6])" office:value-type="float" office:value="26345.6" calcext:value-type="float">
            <text:p>26345,6</text:p>
          </table:table-cell>
          <table:table-cell table:formula="of:=AVERAGE([.D2];[.D3];[.D4];[.D5];[.D6])" office:value-type="float" office:value="149.58" calcext:value-type="float">
            <text:p>149,58</text:p>
          </table:table-cell>
          <table:table-cell table:formula="of:=AVERAGE([.E2];[.E3];[.E4];[.E5];[.E6])" office:value-type="float" office:value="654.4" calcext:value-type="float">
            <text:p>654,4</text:p>
          </table:table-cell>
        </table:table-row>
        <table:table-row table:style-name="ro1">
          <table:table-cell office:value-type="string" calcext:value-type="string">
            <text:p>Desviación Típica</text:p>
          </table:table-cell>
          <table:table-cell table:formula="of:=STDEV([.B2];[.B3];[.B4];[.B5];[.B6])" office:value-type="float" office:value="0" calcext:value-type="float">
            <text:p>0</text:p>
          </table:table-cell>
          <table:table-cell table:formula="of:=STDEV([.C2];[.C3];[.C4];[.C5];[.C6])" office:value-type="float" office:value="1355.8286396149" calcext:value-type="float">
            <text:p>1355,8286396149</text:p>
          </table:table-cell>
          <table:table-cell table:formula="of:=STDEV([.D2];[.D3];[.D4];[.D5];[.D6])" office:value-type="float" office:value="0.626099033699942" calcext:value-type="float">
            <text:p>0,6260990337</text:p>
          </table:table-cell>
          <table:table-cell table:formula="of:=STDEV([.E2];[.E3];[.E4];[.E5];[.E6])" office:value-type="float" office:value="1355.8286396149" calcext:value-type="float">
            <text:p>1355,82863961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6:33:10.7307370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1:56:25.585103933</meta:creation-date>
    <dc:date>2015-04-16T16:33:20.504114885</dc:date>
    <meta:editing-duration>PT5M55S</meta:editing-duration>
    <meta:editing-cycles>4</meta:editing-cycles>
    <meta:generator>LibreOffice/4.2.7.2$Linux_X86_64 LibreOffice_project/420m0$Build-2</meta:generator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63cm" svg:height="9.006cm" xlink:href=".." xlink:type="simple" chart:class="chart:bar" chart:style-name="ch1">
        <chart:title svg:x="5.423cm" svg:y="0.316cm" chart:style-name="ch2">
          <text:p>Httperf</text:p>
        </chart:title>
        <chart:subtitle svg:x="3.386cm" svg:y="1.301cm" chart:style-name="ch3">
          <text:p>Balanceador nginx (granja web)</text:p>
        </chart:subtitle>
        <chart:legend chart:legend-position="end" svg:x="8.83cm" svg:y="3.457cm" style:legend-expansion="high" chart:style-name="ch4"/>
        <chart:plot-area chart:style-name="ch5" table:cell-range-address="httperf.A2:httperf.E6 httperf.B1:httperf.E1" chart:data-source-has-labels="both" svg:x="0.247cm" svg:y="2.19cm" svg:width="8.336cm" svg:height="6.63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54cm" svg:y="2.29cm" svg:width="7.099cm" svg:height="5.49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httperf.A2:httperf.A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httperf.B2:httperf.B6" chart:label-cell-address="httperf.B1:httperf.B1" chart:class="chart:bar">
            <chart:data-point chart:repeated="5"/>
          </chart:series>
          <chart:series chart:style-name="ch10" chart:values-cell-range-address="httperf.C2:httperf.C6" chart:label-cell-address="httperf.C1:httperf.C1" chart:class="chart:bar">
            <chart:data-point chart:repeated="5"/>
          </chart:series>
          <chart:series chart:style-name="ch11" chart:values-cell-range-address="httperf.D2:httperf.D6" chart:label-cell-address="httperf.D1:httperf.D1" chart:class="chart:bar">
            <chart:data-point chart:repeated="5"/>
          </chart:series>
          <chart:series chart:style-name="ch12" chart:values-cell-range-address="httperf.E2:httperf.E6" chart:label-cell-address="httperf.E1:httperf.E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: connections</text:p>
                <draw:g>
                  <svg:desc>httperf.B1:httperf.B1</svg:desc>
                </draw:g>
              </table:table-cell>
              <table:table-cell office:value-type="string">
                <text:p>Total: replies</text:p>
                <draw:g>
                  <svg:desc>httperf.C1:httperf.C1</svg:desc>
                </draw:g>
              </table:table-cell>
              <table:table-cell office:value-type="string">
                <text:p>Requests rate</text:p>
                <draw:g>
                  <svg:desc>httperf.D1:httperf.D1</svg:desc>
                </draw:g>
              </table:table-cell>
              <table:table-cell office:value-type="string">
                <text:p>Errors: total</text:p>
                <draw:g>
                  <svg:desc>httperf.E1:httperf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</text:p>
                <draw:g>
                  <svg:desc>httperf.A2:httperf.A6</svg:desc>
                </draw:g>
              </table:table-cell>
              <table:table-cell office:value-type="float" office:value="27000">
                <text:p>27000</text:p>
                <draw:g>
                  <svg:desc>httperf.B2:httperf.B6</svg:desc>
                </draw:g>
              </table:table-cell>
              <table:table-cell office:value-type="float" office:value="26996">
                <text:p>26996</text:p>
                <draw:g>
                  <svg:desc>httperf.C2:httperf.C6</svg:desc>
                </draw:g>
              </table:table-cell>
              <table:table-cell office:value-type="float" office:value="150">
                <text:p>150</text:p>
                <draw:g>
                  <svg:desc>httperf.D2:httperf.D6</svg:desc>
                </draw:g>
              </table:table-cell>
              <table:table-cell office:value-type="float" office:value="4">
                <text:p>4</text:p>
                <draw:g>
                  <svg:desc>httperf.E2:httperf.E6</svg:desc>
                </draw:g>
              </table:table-cell>
            </table:table-row>
            <table:table-row>
              <table:table-cell office:value-type="string">
                <text:p>Medición 2</text:p>
              </table:table-cell>
              <table:table-cell office:value-type="float" office:value="27000">
                <text:p>27000</text:p>
              </table:table-cell>
              <table:table-cell office:value-type="float" office:value="26820">
                <text:p>26820</text:p>
              </table:table-cell>
              <table:table-cell office:value-type="float" office:value="149.3">
                <text:p>149.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Medición 3</text:p>
              </table:table-cell>
              <table:table-cell office:value-type="float" office:value="27000">
                <text:p>27000</text:p>
              </table:table-cell>
              <table:table-cell office:value-type="float" office:value="23924">
                <text:p>23924</text:p>
              </table:table-cell>
              <table:table-cell office:value-type="float" office:value="150">
                <text:p>150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Medición 4</text:p>
              </table:table-cell>
              <table:table-cell office:value-type="float" office:value="27000">
                <text:p>27000</text:p>
              </table:table-cell>
              <table:table-cell office:value-type="float" office:value="26991">
                <text:p>26991</text:p>
              </table:table-cell>
              <table:table-cell office:value-type="float" office:value="150">
                <text:p>1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edición 5</text:p>
              </table:table-cell>
              <table:table-cell office:value-type="float" office:value="27000">
                <text:p>27000</text:p>
              </table:table-cell>
              <table:table-cell office:value-type="float" office:value="26997">
                <text:p>26997</text:p>
              </table:table-cell>
              <table:table-cell office:value-type="float" office:value="148.6">
                <text:p>148.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